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Abyssinica SIL1" svg:font-family="'Abyssinica SIL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wasdee" svg:font-family="Sawasdee" style:font-pitch="variable"/>
    <style:font-face style:name="Sawasdee1" svg:font-family="Sawasde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22cm" svg:stroke-color="#000080" draw:stroke-linejoin="miter" svg:stroke-linecap="butt" draw:fill="none" fo:padding-top="0.011cm" fo:padding-bottom="0.011cm" fo:padding-left="0.011cm" fo:padding-right="0.011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5.11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cm" svg:stroke-color="#d6d6d6" draw:stroke-linejoin="round" svg:stroke-linecap="butt" draw:fill="solid" draw:fill-color="#d6d6d6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="solid" draw:fill-color="#d6d6d6"/>
    </style:style>
    <style:style style:name="T1" style:family="text">
      <style:text-properties fo:color="#000000" loext:opacity="100%" style:font-name="Sawasdee1" fo:font-size="14pt" fo:font-weight="bold" style:font-name-asian="Sawasdee1" style:font-size-asian="14pt" style:font-weight-asian="bold" style:font-name-complex="Sawasdee1" style:font-size-complex="14pt" style:font-weight-complex="bold"/>
    </style:style>
    <style:style style:name="T2" style:family="text">
      <style:text-properties fo:color="#000000" loext:opacity="100%" style:font-name="FreeSans" fo:font-size="11pt" fo:font-weight="bold" style:font-name-asian="FreeSans" style:font-size-asian="11pt" style:font-weight-asian="bold" style:font-name-complex="FreeSans" style:font-size-complex="11pt" style:font-weight-complex="bold"/>
    </style:style>
    <style:style style:name="T3" style:family="text">
      <style:text-properties fo:color="#000000" loext:opacity="100%" style:font-name="Liberation Serif2" fo:font-size="12pt" fo:font-weight="normal" style:font-name-asian="Liberation Serif2" style:font-size-asian="12pt" style:font-weight-asian="normal" style:font-name-complex="Liberation Serif2" style:font-size-complex="12pt" style:font-weight-complex="normal"/>
    </style:style>
    <style:style style:name="T4" style:family="text">
      <style:text-properties fo:color="#3465a4" loext:opacity="100%" style:font-name="Liberation Serif2" fo:font-size="12pt" fo:font-weight="normal" style:font-name-asian="Liberation Serif2" style:font-size-asian="12pt" style:font-weight-asian="normal" style:font-name-complex="Liberation Serif2" style:font-size-complex="12pt" style:font-weight-complex="normal"/>
    </style:style>
    <style:style style:name="T5" style:family="text">
      <style:text-properties fo:color="#000000" loext:opacity="100%" style:font-name="Abyssinica SIL1" fo:font-size="11pt" fo:font-weight="normal" style:font-name-asian="Abyssinica SIL1" style:font-size-asian="11pt" style:font-weight-asian="normal" style:font-name-complex="Abyssinica SIL1" style:font-size-complex="11pt" style:font-weight-complex="normal"/>
    </style:style>
    <style:style style:name="T6" style:family="text">
      <style:text-properties fo:color="#000000" loext:opacity="100%" style:font-name="FreeSans" fo:font-size="11pt" fo:font-weight="normal" style:font-name-asian="FreeSans" style:font-size-asian="11pt" style:font-weight-asian="normal" style:font-name-complex="FreeSans" style:font-size-complex="11pt" style:font-weight-complex="normal"/>
    </style:style>
    <style:style style:name="T7" style:family="text">
      <style:text-properties fo:color="#000080" loext:opacity="100%" style:font-name="Liberation Serif2" fo:font-size="12pt" fo:font-weight="normal" style:font-name-asian="Liberation Serif2" style:font-size-asian="12pt" style:font-weight-asian="normal" style:font-name-complex="Liberation Serif2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-0.301cm" svg:y="0cm" svg:viewBox="0 0 21002 29701" draw:points="0,0 21002,0 21002,29701 0,29701">
          <text:p/>
        </draw:polygon>
        <draw:frame draw:style-name="gr2" draw:text-style-name="P3" draw:layer="layout" svg:width="8.752cm" svg:height="0.776cm" svg:x="6.128cm" svg:y="1.853cm">
          <draw:text-box>
            <text:p text:style-name="P2"><text:span text:style-name="T1">LÚCIO JOSÉ CARDOSO CANGANJO</text:span></text:p>
          </draw:text-box>
        </draw:frame>
        <draw:frame draw:style-name="gr2" draw:text-style-name="P3" draw:layer="layout" svg:width="4.638cm" svg:height="0.776cm" svg:x="7.708cm" svg:y="2.657cm">
          <draw:text-box>
            <text:p text:style-name="P2"><text:span text:style-name="T1">Full Stack Developer</text:span></text:p>
          </draw:text-box>
        </draw:frame>
        <draw:frame draw:style-name="gr3" draw:text-style-name="P4" draw:layer="layout" svg:width="16.101cm" svg:height="0.39cm" svg:x="2.004cm" svg:y="4.378cm">
          <draw:text-box>
            <text:p text:style-name="P2"><text:span text:style-name="T2">INFORMAÇÕES PESSOAIS <text:s text:c="48"/>EXPERIÊNCIA DE TRABALHO</text:span></text:p>
          </draw:text-box>
        </draw:frame>
        <draw:frame draw:style-name="gr3" draw:text-style-name="P4" draw:layer="layout" svg:width="10.678cm" svg:height="0.39cm" svg:x="2.004cm" svg:y="4.805cm">
          <draw:text-box>
            <text:p text:style-name="P2"><text:span text:style-name="T2"><text:s text:c="97"/></text:span></text:p>
          </draw:text-box>
        </draw:frame>
        <draw:frame draw:style-name="gr4" draw:text-style-name="P5" draw:layer="layout" svg:width="16.885cm" svg:height="0.471cm" svg:x="2.004cm" svg:y="5.631cm">
          <draw:text-box>
            <text:p text:style-name="P2"><text:span text:style-name="T3">Programador motivado, apaixonado por <text:s text:c="33"/>Pertenci na equipa de </text:span><text:span text:style-name="T3">desenvolvedores</text:span></text:p>
          </draw:text-box>
        </draw:frame>
        <draw:frame draw:style-name="gr4" draw:text-style-name="P5" draw:layer="layout" svg:width="16.995cm" svg:height="0.471cm" svg:x="2.004cm" svg:y="6.118cm">
          <draw:text-box>
            <text:p text:style-name="P2"><text:span text:style-name="T3">tecnologias, de nacionalidade Angolana, <text:s text:c="32"/>backEnd na empresa Dline-code </text:span><text:span text:style-name="T3">durant</text:span></text:p>
          </draw:text-box>
        </draw:frame>
        <draw:line draw:style-name="gr5" draw:text-style-name="P6" draw:layer="layout" svg:x1="2.003cm" svg:y1="7.993cm" svg:x2="6.003cm" svg:y2="7.993cm">
          <text:p/>
        </draw:line>
        <draw:frame draw:style-name="gr4" draw:text-style-name="P5" draw:layer="layout" svg:width="13.57cm" svg:height="0.471cm" svg:x="2.004cm" svg:y="6.604cm">
          <draw:text-box>
            <text:p text:style-name="P2"><text:span text:style-name="T3">atualmente reside em : Luanda/viana <text:s text:c="38"/>2 anos| 2021-2023.</text:span></text:p>
          </draw:text-box>
        </draw:frame>
        <draw:frame draw:style-name="gr4" draw:text-style-name="P5" draw:layer="layout" svg:width="11.229cm" svg:height="0.471cm" svg:x="2.004cm" svg:y="7.091cm">
          <draw:text-box>
            <text:p text:style-name="P2"><text:span text:style-name="T3">contacto: +225 941 378 131, e-mail_ <text:s text:c="46"/></text:span></text:p>
          </draw:text-box>
        </draw:frame>
        <draw:frame draw:style-name="gr4" draw:text-style-name="P5" draw:layer="layout" svg:width="16.893cm" svg:height="0.471cm" svg:x="2.004cm" svg:y="7.578cm">
          <draw:text-box>
            <text:p text:style-name="P2"><text:span text:style-name="T4">cangadev7@gmail.com</text:span><text:span text:style-name="T3"> <text:s text:c="58"/>Dei formação de “Html5-css3” na </text:span><text:span text:style-name="T3">aca- </text:span></text:p>
          </draw:text-box>
        </draw:frame>
        <draw:frame draw:style-name="gr4" draw:text-style-name="P5" draw:layer="layout" svg:width="16.923cm" svg:height="0.471cm" svg:x="2.004cm" svg:y="8.065cm">
          <draw:text-box>
            <text:p text:style-name="P2"><text:span text:style-name="T3"><text:s text:c="97"/></text:span><text:span text:style-name="T3">demia Dline-code durante 2 anos|</text:span><text:span text:style-name="T3">2021-</text:span></text:p>
          </draw:text-box>
        </draw:frame>
        <draw:frame draw:style-name="gr4" draw:text-style-name="P5" draw:layer="layout" svg:width="11.115cm" svg:height="0.471cm" svg:x="2.004cm" svg:y="8.552cm">
          <draw:text-box>
            <text:p text:style-name="P2"><text:span text:style-name="T3"><text:s text:c="97"/></text:span><text:span text:style-name="T3">2023</text:span></text:p>
          </draw:text-box>
        </draw:frame>
        <draw:frame draw:style-name="gr3" draw:text-style-name="P4" draw:layer="layout" svg:width="2.237cm" svg:height="0.39cm" svg:x="2.004cm" svg:y="9.067cm">
          <draw:text-box>
            <text:p text:style-name="P2"><text:span text:style-name="T2">EDUCAÇÃO</text:span></text:p>
          </draw:text-box>
        </draw:frame>
        <draw:frame draw:style-name="gr3" draw:text-style-name="P4" draw:layer="layout" svg:width="10.458cm" svg:height="0.39cm" svg:x="2.004cm" svg:y="9.529cm">
          <draw:text-box>
            <text:p text:style-name="P2"><text:span text:style-name="T2"><text:s text:c="95"/></text:span></text:p>
          </draw:text-box>
        </draw:frame>
        <draw:frame draw:style-name="gr3" draw:text-style-name="P4" draw:layer="layout" svg:width="6.348cm" svg:height="0.517cm" svg:x="12.256cm" svg:y="9.447cm">
          <draw:text-box>
            <text:p text:style-name="P2"><text:span text:style-name="T5">Partici</text:span><text:span text:style-name="T5">pei em </text:span><text:span text:style-name="T5">equipa </text:span><text:span text:style-name="T5">de </text:span><text:span text:style-name="T5">freela </text:span><text:span text:style-name="T5">para</text:span></text:p>
          </draw:text-box>
        </draw:frame>
        <draw:frame draw:style-name="gr4" draw:text-style-name="P5" draw:layer="layout" svg:width="15.979cm" svg:height="0.471cm" svg:x="2.004cm" svg:y="9.981cm">
          <draw:text-box>
            <text:p text:style-name="P2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r</text:span><text:span text:style-name="T3">e</text:span><text:span text:style-name="T3">a</text:span><text:span text:style-name="T3">l</text:span><text:span text:style-name="T3">i</text:span><text:span text:style-name="T3">z</text:span><text:span text:style-name="T3">a</text:span><text:span text:style-name="T3">ç</text:span><text:span text:style-name="T3">ã</text:span><text:span text:style-name="T3">o</text:span><text:span text:style-name="T3"> </text:span><text:span text:style-name="T3">d</text:span><text:span text:style-name="T3">e</text:span><text:span text:style-name="T3"> </text:span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</text:span><text:span text:style-name="T3">o</text:span><text:span text:style-name="T3">s</text:span><text:span text:style-name="T3"> </text:span><text:span text:style-name="T3">w</text:span><text:span text:style-name="T3">e</text:span><text:span text:style-name="T3">b</text:span><text:span text:style-name="T3">| </text:span><text:span text:style-name="T3">2</text:span><text:span text:style-name="T3">0</text:span><text:span text:style-name="T3">2</text:span><text:span text:style-name="T3">3</text:span></text:p>
          </draw:text-box>
        </draw:frame>
        <draw:frame draw:style-name="gr3" draw:text-style-name="P4" draw:layer="layout" svg:width="6.788cm" svg:height="0.39cm" svg:x="2.004cm" svg:y="10.496cm">
          <draw:text-box>
            <text:p text:style-name="P2"><text:span text:style-name="T2">Instituto médio industrial de Luanda</text:span></text:p>
          </draw:text-box>
        </draw:frame>
        <draw:frame draw:style-name="gr4" draw:text-style-name="P5" draw:layer="layout" svg:width="10.221cm" svg:height="0.471cm" svg:x="2.004cm" svg:y="11.321cm">
          <draw:text-box>
            <text:p text:style-name="P2"><text:span text:style-name="T3">Técnico de gestão de sistemas informático| 2018 <text:s text:c="18"/></text:span></text:p>
          </draw:text-box>
        </draw:frame>
        <draw:frame draw:style-name="gr3" draw:text-style-name="P4" draw:layer="layout" svg:width="4.32cm" svg:height="0.39cm" svg:x="12.234cm" svg:y="11.395cm">
          <draw:text-box>
            <text:p text:style-name="P2"><text:span text:style-name="T2">PROJECTOS FEITOS <text:s text:c="2"/></text:span></text:p>
          </draw:text-box>
        </draw:frame>
        <draw:frame draw:style-name="gr4" draw:text-style-name="P5" draw:layer="layout" svg:width="8.236cm" svg:height="0.471cm" svg:x="2.004cm" svg:y="11.808cm">
          <draw:text-box>
            <text:p text:style-name="P2"><text:span text:style-name="T3"><text:s text:c="68"/></text:span><text:span text:style-name="T3">| 2022</text:span></text:p>
          </draw:text-box>
        </draw:frame>
        <draw:frame draw:style-name="gr3" draw:text-style-name="P4" draw:layer="layout" svg:width="10.259cm" svg:height="0.39cm" svg:x="2.004cm" svg:y="12.856cm">
          <draw:text-box>
            <text:p text:style-name="P2"><text:span text:style-name="T2">Academia Dline-code </text:span><text:span text:style-name="T2"><text:s text:c="38"/></text:span><text:span text:style-name="T2"><text:s text:c="18"/></text:span></text:p>
          </draw:text-box>
        </draw:frame>
        <draw:frame draw:style-name="gr4" draw:text-style-name="P5" draw:layer="layout" svg:width="6.767cm" svg:height="0.471cm" svg:x="12.121cm" svg:y="12.782cm">
          <draw:text-box>
            <text:p text:style-name="P2"><text:span text:style-name="T3">Plataforma web </text:span><text:span text:style-name="T3">para gestão de </text:span><text:span text:style-name="T3">informa-</text:span></text:p>
          </draw:text-box>
        </draw:frame>
        <draw:frame draw:style-name="gr3" draw:text-style-name="P4" draw:layer="layout" svg:width="10.348cm" svg:height="0.39cm" svg:x="2.004cm" svg:y="13.343cm">
          <draw:text-box>
            <text:p text:style-name="P2"><text:span text:style-name="T2"><text:s text:c="29"/></text:span><text:span text:style-name="T2"><text:s text:c="29"/></text:span><text:span text:style-name="T2"><text:s text:c="29"/></text:span><text:span text:style-name="T2"><text:s text:c="7"/></text:span></text:p>
          </draw:text-box>
        </draw:frame>
        <draw:frame draw:style-name="gr4" draw:text-style-name="P5" draw:layer="layout" svg:width="6.631cm" svg:height="0.471cm" svg:x="12.146cm" svg:y="13.268cm">
          <draw:text-box>
            <text:p text:style-name="P2"><text:span text:style-name="T3">ções de condomínio e permitir </text:span><text:span text:style-name="T3">reservas</text:span></text:p>
          </draw:text-box>
        </draw:frame>
        <draw:frame draw:style-name="gr4" draw:text-style-name="P5" draw:layer="layout" svg:width="7.529cm" svg:height="0.471cm" svg:x="2.004cm" svg:y="13.755cm">
          <draw:text-box>
            <text:p text:style-name="P2"><text:span text:style-name="T3">Programação “FrontEnd – BackEnd”| 2020 <text:s/></text:span></text:p>
          </draw:text-box>
        </draw:frame>
        <draw:frame draw:style-name="gr3" draw:text-style-name="P4" draw:layer="layout" svg:width="2.534cm" svg:height="0.39cm" svg:x="9.543cm" svg:y="13.829cm">
          <draw:text-box>
            <text:p text:style-name="P2"><text:span text:style-name="T6"><text:s text:c="26"/></text:span></text:p>
          </draw:text-box>
        </draw:frame>
        <draw:frame draw:style-name="gr4" draw:text-style-name="P5" draw:layer="layout" svg:width="2.864cm" svg:height="0.471cm" svg:x="12.065cm" svg:y="13.755cm">
          <draw:text-box>
            <text:p text:style-name="P2"><text:span text:style-name="T3">de apartamentos.</text:span></text:p>
          </draw:text-box>
        </draw:frame>
        <draw:frame draw:style-name="gr4" draw:text-style-name="P5" draw:layer="layout" svg:width="18.485cm" svg:height="0.471cm" svg:x="2.004cm" svg:y="14.242cm">
          <draw:text-box>
            <text:p text:style-name="P2"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2"/></text:span><text:span text:style-name="T3">R</text:span><text:span text:style-name="T3">e</text:span><text:span text:style-name="T3">a</text:span><text:span text:style-name="T3">c</text:span><text:span text:style-name="T3">t</text:span><text:span text:style-name="T3">J</text:span><text:span text:style-name="T3">s </text:span><text:span text:style-name="T3">- </text:span><text:span text:style-name="T3">N</text:span><text:span text:style-name="T3">o</text:span><text:span text:style-name="T3">d</text:span><text:span text:style-name="T3">e</text:span><text:span text:style-name="T3">J</text:span><text:span text:style-name="T3">s</text:span><text:span text:style-name="T3">| </text:span><text:span text:style-name="T3">2</text:span><text:span text:style-name="T3">0</text:span><text:span text:style-name="T3">2</text:span><text:span text:style-name="T3">1 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</text:span><text:span text:style-name="T3">L</text:span><text:span text:style-name="T3">i</text:span><text:span text:style-name="T3">n</text:span><text:span text:style-name="T3">k</text:span><text:span text:style-name="T3">: </text:span><text:span text:style-name="T4">h</text:span><text:span text:style-name="T4">tt</text:span><text:span text:style-name="T4">p</text:span><text:span text:style-name="T4">s</text:span><text:span text:style-name="T4">:/</text:span><text:span text:style-name="T4">/</text:span><text:span text:style-name="T4">g</text:span><text:span text:style-name="T4">it</text:span><text:span text:style-name="T4">h</text:span><text:span text:style-name="T4">u</text:span><text:span text:style-name="T4">b</text:span><text:span text:style-name="T4">.</text:span><text:span text:style-name="T4">c</text:span><text:span text:style-name="T4">o</text:span><text:span text:style-name="T4">m</text:span><text:span text:style-name="T4">/</text:span><text:span text:style-name="T4">c</text:span><text:span text:style-name="T4">a</text:span><text:span text:style-name="T4">n</text:span><text:span text:style-name="T4">g</text:span><text:span text:style-name="T4">a</text:span><text:span text:style-name="T4">d</text:span><text:span text:style-name="T4">e</text:span><text:span text:style-name="T4">v</text:span><text:span text:style-name="T4">/</text:span><text:span text:style-name="T4">c</text:span><text:span text:style-name="T4">_</text:span><text:span text:style-name="T4">g</text:span><text:span text:style-name="T4">o</text:span><text:span text:style-name="T4">l</text:span><text:span text:style-name="T4">d</text:span><text:span text:style-name="T4">e</text:span><text:span text:style-name="T4">n</text:span><text:span text:style-name="T4">F</text:span><text:span text:style-name="T4">r</text:span><text:span text:style-name="T4">o</text:span><text:span text:style-name="T4">n</text:span><text:span text:style-name="T4">t</text:span></text:p>
          </draw:text-box>
        </draw:frame>
        <draw:frame draw:style-name="gr4" draw:text-style-name="P5" draw:layer="layout" svg:width="18.134cm" svg:height="0.471cm" svg:x="2.004cm" svg:y="14.711cm">
          <draw:text-box>
            <text:p text:style-name="P2"><text:span text:style-name="T4"><text:s text:c="31"/></text:span><text:span text:style-name="T4"><text:s text:c="31"/></text:span><text:span text:style-name="T4"><text:s text:c="31"/></text:span><text:span text:style-name="T4"><text:s text:c="2"/></text:span><text:span text:style-name="T3">Api:</text:span><text:span text:style-name="T4"> <text:s/></text:span><text:span text:style-name="T4">https://github.com/</text:span><text:span text:style-name="T4">cangadev/c_golden</text:span><text:span text:style-name="T4">Api</text:span></text:p>
          </draw:text-box>
        </draw:frame>
        <draw:frame draw:style-name="gr3" draw:text-style-name="P4" draw:layer="layout" svg:width="10.149cm" svg:height="0.39cm" svg:x="2.004cm" svg:y="15.29cm">
          <draw:text-box>
            <text:p text:style-name="P2"><text:span text:style-name="T2">Digital inovation-one <text:s text:c="54"/></text:span><text:span text:style-name="T2"><text:s text:c="2"/></text:span></text:p>
          </draw:text-box>
        </draw:frame>
        <draw:frame draw:style-name="gr4" draw:text-style-name="P5" draw:layer="layout" svg:width="6.792cm" svg:height="0.471cm" svg:x="12.107cm" svg:y="15.83cm">
          <draw:text-box>
            <text:p text:style-name="P2"><text:span text:style-name="T3">Plataforma web </text:span><text:span text:style-name="T3">para vendas de </text:span><text:span text:style-name="T3">diversos</text:span></text:p>
          </draw:text-box>
        </draw:frame>
        <draw:frame draw:style-name="gr3" draw:text-style-name="P4" draw:layer="layout" svg:width="0.387cm" svg:height="0.39cm" svg:x="18.824cm" svg:y="15.2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0.238cm" svg:height="0.39cm" svg:x="2.004cm" svg:y="15.777cm">
          <draw:text-box>
            <text:p text:style-name="P2"><text:span text:style-name="T2"><text:s text:c="36"/></text:span><text:span text:style-name="T2"><text:s text:c="36"/></text:span><text:span text:style-name="T2"><text:s text:c="21"/></text:span></text:p>
          </draw:text-box>
        </draw:frame>
        <draw:frame draw:style-name="gr6" draw:text-style-name="P7" draw:layer="layout" svg:width="5.75cm" svg:height="0.941cm" svg:x="12.136cm" svg:y="16.401cm">
          <draw:text-box>
            <text:p text:style-name="P2"><text:span text:style-name="T3">productos </text:span><text:span text:style-name="T3">“Ecommerce”. </text:span></text:p>
            <text:p text:style-name="P2"><text:span text:style-name="T3">Link: </text:span><text:span text:style-name="T4">https://insoni-</text:span><text:span text:style-name="T4">ap.vercel.app/</text:span></text:p>
          </draw:text-box>
        </draw:frame>
        <draw:frame draw:style-name="gr4" draw:text-style-name="P5" draw:layer="layout" svg:width="3.109cm" svg:height="0.471cm" svg:x="2.004cm" svg:y="16.189cm">
          <draw:text-box>
            <text:p text:style-name="P2"><text:span text:style-name="T3">Git-Github| 2021 <text:s/></text:span></text:p>
          </draw:text-box>
        </draw:frame>
        <draw:frame draw:style-name="gr4" draw:text-style-name="P5" draw:layer="layout" svg:width="2.8cm" svg:height="0.471cm" svg:x="2.004cm" svg:y="17.163cm">
          <draw:text-box>
            <text:p text:style-name="P2"><text:span text:style-name="T3">JavaScript| 2022</text:span></text:p>
          </draw:text-box>
        </draw:frame>
        <draw:frame draw:style-name="gr4" draw:text-style-name="P5" draw:layer="layout" svg:width="10.056cm" svg:height="0.471cm" svg:x="2.004cm" svg:y="17.65cm">
          <draw:text-box>
            <text:p text:style-name="P2"><text:span text:style-name="T3"><text:s text:c="95"/></text:span></text:p>
          </draw:text-box>
        </draw:frame>
        <draw:frame draw:style-name="gr3" draw:text-style-name="P4" draw:layer="layout" svg:width="2.14cm" svg:height="0.39cm" svg:x="12.058cm" svg:y="17.724cm">
          <draw:text-box>
            <text:p text:style-name="P2"><text:span text:style-name="T2">RESENHA <text:s/></text:span></text:p>
          </draw:text-box>
        </draw:frame>
        <draw:frame draw:style-name="gr3" draw:text-style-name="P4" draw:layer="layout" svg:width="1.192cm" svg:height="0.39cm" svg:x="2.004cm" svg:y="18.165cm">
          <draw:text-box>
            <text:p text:style-name="P2"><text:span text:style-name="T2">Kultivi</text:span></text:p>
          </draw:text-box>
        </draw:frame>
        <draw:frame draw:style-name="gr4" draw:text-style-name="P5" draw:layer="layout" svg:width="16.808cm" svg:height="0.471cm" svg:x="2.004cm" svg:y="18.991cm">
          <draw:text-box>
            <text:p text:style-name="P2"><text:span text:style-name="T3">Gestão </text:span><text:span text:style-name="T3">de </text:span><text:span text:style-name="T3">tempo e </text:span><text:span text:style-name="T3">produtiv</text:span><text:span text:style-name="T3">idade| </text:span><text:span text:style-name="T3">2022 <text:s text:c="6"/></text:span><text:span text:style-name="T3"><text:s text:c="15"/></text:span><text:span text:style-name="T3"><text:s text:c="10"/>O </text:span><text:span text:style-name="T3">foco é </text:span><text:span text:style-name="T3">trazer </text:span><text:span text:style-name="T3">benefíci</text:span><text:span text:style-name="T3">os e </text:span><text:span text:style-name="T3">crescime</text:span><text:span text:style-name="T3">nto</text:span></text:p>
          </draw:text-box>
        </draw:frame>
        <draw:frame draw:style-name="gr4" draw:text-style-name="P5" draw:layer="layout" svg:width="16.931cm" svg:height="0.471cm" svg:x="2.004cm" svg:y="19.477cm">
          <draw:text-box>
            <text:p text:style-name="P2"><text:span text:style-name="T3"><text:s text:c="19"/></text:span><text:span text:style-name="T3"><text:s text:c="19"/></text:span><text:span text:style-name="T3"><text:s text:c="19"/></text:span><text:span text:style-name="T3"><text:s text:c="19"/></text:span><text:span text:style-name="T3"><text:s text:c="19"/></text:span><text:span text:style-name="T3">para </text:span><text:span text:style-name="T3">empresa, </text:span><text:span text:style-name="T3">aprimorand</text:span><text:span text:style-name="T3">o também </text:span><text:span text:style-name="T3">mi- </text:span></text:p>
          </draw:text-box>
        </draw:frame>
        <draw:frame draw:style-name="gr4" draw:text-style-name="P5" draw:layer="layout" svg:width="15.191cm" svg:height="0.471cm" svg:x="2.004cm" svg:y="19.964cm">
          <draw:text-box>
            <text:p text:style-name="P2"><text:span text:style-name="T3">I</text:span><text:span text:style-name="T3">n</text:span><text:span text:style-name="T3">g</text:span><text:span text:style-name="T3">l</text:span><text:span text:style-name="T3">e</text:span><text:span text:style-name="T3">s</text:span><text:span text:style-name="T3">| </text:span><text:span text:style-name="T3">2</text:span><text:span text:style-name="T3">0</text:span><text:span text:style-name="T3">2</text:span><text:span text:style-name="T3">2</text:span><text:span text:style-name="T3"> <text:s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n</text:span><text:span text:style-name="T3">h</text:span><text:span text:style-name="T3">a</text:span><text:span text:style-name="T3">s</text:span><text:span text:style-name="T3"> </text:span><text:span text:style-name="T3">h</text:span><text:span text:style-name="T3">a</text:span><text:span text:style-name="T3">b</text:span><text:span text:style-name="T3">i</text:span><text:span text:style-name="T3">l</text:span><text:span text:style-name="T3">i</text:span><text:span text:style-name="T3">d</text:span><text:span text:style-name="T3">a</text:span><text:span text:style-name="T3">d</text:span><text:span text:style-name="T3">e</text:span><text:span text:style-name="T3">s</text:span><text:span text:style-name="T3"> </text:span><text:span text:style-name="T3">p</text:span><text:span text:style-name="T3">r</text:span><text:span text:style-name="T3">o</text:span><text:span text:style-name="T3">f</text:span><text:span text:style-name="T3">i</text:span><text:span text:style-name="T3">s</text:span><text:span text:style-name="T3">s</text:span><text:span text:style-name="T3">i</text:span><text:span text:style-name="T3">o</text:span><text:span text:style-name="T3">n</text:span><text:span text:style-name="T3">a</text:span><text:span text:style-name="T3">i</text:span><text:span text:style-name="T3">s</text:span><text:span text:style-name="T3">.</text:span></text:p>
          </draw:text-box>
        </draw:frame>
        <draw:frame draw:style-name="gr3" draw:text-style-name="P4" draw:layer="layout" svg:width="1.323cm" svg:height="0.39cm" svg:x="2.004cm" svg:y="20.906cm">
          <draw:text-box>
            <text:p text:style-name="P2"><text:span text:style-name="T2">Udemy</text:span></text:p>
          </draw:text-box>
        </draw:frame>
        <draw:frame draw:style-name="gr3" draw:text-style-name="P4" draw:layer="layout" svg:width="13.218cm" svg:height="0.39cm" svg:x="2.004cm" svg:y="21.333cm">
          <draw:text-box>
            <text:p text:style-name="P2"><text:span text:style-name="T2"><text:s text:c="90"/></text:span><text:span text:style-name="T2">REDES SOCIAIS <text:s/></text:span></text:p>
          </draw:text-box>
        </draw:frame>
        <draw:frame draw:style-name="gr4" draw:text-style-name="P5" draw:layer="layout" svg:width="2.284cm" svg:height="0.471cm" svg:x="2.004cm" svg:y="21.732cm">
          <draw:text-box>
            <text:p text:style-name="P2"><text:span text:style-name="T3">NodeJs| 2023</text:span></text:p>
          </draw:text-box>
        </draw:frame>
        <draw:frame draw:style-name="gr3" draw:text-style-name="P4" draw:layer="layout" svg:width="10.12cm" svg:height="0.39cm" svg:x="2.004cm" svg:y="22.779cm">
          <draw:text-box>
            <text:p text:style-name="P2"><text:span text:style-name="T2">SKILLS <text:s text:c="78"/></text:span></text:p>
          </draw:text-box>
        </draw:frame>
        <draw:frame draw:style-name="gr4" draw:text-style-name="P5" draw:layer="layout" svg:width="5.277cm" svg:height="0.471cm" svg:x="11.942cm" svg:y="22.705cm">
          <draw:text-box>
            <text:p text:style-name="P2"><text:span text:style-name="T3">Gmail: cangadev7@gmail.com</text:span></text:p>
          </draw:text-box>
        </draw:frame>
        <draw:frame draw:style-name="gr3" draw:text-style-name="P4" draw:layer="layout" svg:width="3.084cm" svg:height="0.39cm" svg:x="2.004cm" svg:y="23.22cm">
          <draw:text-box>
            <text:p text:style-name="P2"><text:span text:style-name="T2"><text:s text:c="28"/></text:span></text:p>
          </draw:text-box>
        </draw:frame>
        <draw:frame draw:style-name="gr3" draw:text-style-name="P4" draw:layer="layout" svg:width="10.018cm" svg:height="0.39cm" svg:x="2.004cm" svg:y="23.693cm">
          <draw:text-box>
            <text:p text:style-name="P2"><text:span text:style-name="T2"><text:s text:c="91"/></text:span></text:p>
          </draw:text-box>
        </draw:frame>
        <draw:frame draw:style-name="gr4" draw:text-style-name="P5" draw:layer="layout" svg:width="3.304cm" svg:height="0.471cm" svg:x="11.822cm" svg:y="23.619cm">
          <draw:text-box>
            <text:p text:style-name="P2"><text:span text:style-name="T3">GitHub: Lucio-jose</text:span></text:p>
          </draw:text-box>
        </draw:frame>
        <draw:frame draw:style-name="gr3" draw:text-style-name="P4" draw:layer="layout" svg:width="0.387cm" svg:height="0.39cm" svg:x="15.208cm" svg:y="23.693cm">
          <draw:text-box>
            <text:p text:style-name="P2"><text:span text:style-name="T2"><text:s text:c="2"/></text:span></text:p>
          </draw:text-box>
        </draw:frame>
        <draw:frame draw:style-name="gr4" draw:text-style-name="P5" draw:layer="layout" svg:width="3.228cm" svg:height="0.471cm" svg:x="2.004cm" svg:y="24.106cm">
          <draw:text-box>
            <text:p text:style-name="P2"><text:span text:style-name="T3">Html5 <text:s text:c="6"/>| Scrum </text:span></text:p>
          </draw:text-box>
        </draw:frame>
        <draw:frame draw:style-name="gr4" draw:text-style-name="P5" draw:layer="layout" svg:width="3.774cm" svg:height="0.471cm" svg:x="2.004cm" svg:y="24.575cm">
          <draw:text-box>
            <text:p text:style-name="P2"><text:span text:style-name="T3">CSS3 <text:s text:c="7"/>| Git-github</text:span></text:p>
          </draw:text-box>
        </draw:frame>
        <draw:frame draw:style-name="gr3" draw:text-style-name="P4" draw:layer="layout" svg:width="0.387cm" svg:height="0.39cm" svg:x="4.403cm" svg:y="24.1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2.8cm" svg:height="0.471cm" svg:x="1.937cm" svg:y="25.129cm">
          <draw:text-box>
            <text:p text:style-name="P2"><text:span text:style-name="T3">JavaScript | Jest </text:span></text:p>
          </draw:text-box>
        </draw:frame>
        <draw:frame draw:style-name="gr3" draw:text-style-name="P4" draw:layer="layout" svg:width="8.257cm" svg:height="0.39cm" svg:x="3.768cm" svg:y="24.667cm">
          <draw:text-box>
            <text:p text:style-name="P2"><text:span text:style-name="T2"><text:s text:c="75"/></text:span></text:p>
          </draw:text-box>
        </draw:frame>
        <draw:frame draw:style-name="gr4" draw:text-style-name="P5" draw:layer="layout" svg:width="5.226cm" svg:height="0.471cm" svg:x="11.86cm" svg:y="24.593cm">
          <draw:text-box>
            <text:p text:style-name="P2"><text:span text:style-name="T3">LinkedIn: lucio-jose-7c2002c7</text:span></text:p>
          </draw:text-box>
        </draw:frame>
        <draw:frame draw:style-name="gr3" draw:text-style-name="P4" draw:layer="layout" svg:width="0.387cm" svg:height="0.39cm" svg:x="15.741cm" svg:y="24.667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2.03cm" svg:height="0.471cm" svg:x="2.018cm" svg:y="25.7cm">
          <draw:text-box>
            <text:p text:style-name="P2"><text:span text:style-name="T3">PHP <text:s text:c="9"/>| </text:span></text:p>
          </draw:text-box>
        </draw:frame>
        <draw:frame draw:style-name="gr4" draw:text-style-name="P5" draw:layer="layout" svg:width="9.819cm" svg:height="0.471cm" svg:x="2.081cm" svg:y="26.801cm">
          <draw:text-box>
            <text:p text:style-name="P2"><text:span text:style-name="T3">Reactjs <text:s text:c="80"/></text:span></text:p>
          </draw:text-box>
        </draw:frame>
        <draw:frame draw:style-name="gr3" draw:text-style-name="P4" draw:layer="layout" svg:width="1.496cm" svg:height="0.39cm" svg:x="11.822cm" svg:y="25.64cm">
          <draw:text-box>
            <text:p text:style-name="P2"><text:span text:style-name="T2">Idiomas</text:span></text:p>
          </draw:text-box>
        </draw:frame>
        <draw:frame draw:style-name="gr4" draw:text-style-name="P5" draw:layer="layout" svg:width="1.247cm" svg:height="0.471cm" svg:x="2.053cm" svg:y="27.2cm">
          <draw:text-box>
            <text:p text:style-name="P2"><text:span text:style-name="T3">NodeJs</text:span></text:p>
          </draw:text-box>
        </draw:frame>
        <draw:polygon draw:style-name="gr7" draw:text-style-name="P8" draw:layer="layout" svg:width="2.783cm" svg:height="0.103cm" svg:x="12.376cm" svg:y="4.977cm" svg:viewBox="0 0 2784 104" draw:points="1393,104 0,104 0,0 2784,0 2784,104">
          <text:p/>
        </draw:polygon>
        <draw:polygon draw:style-name="gr7" draw:text-style-name="P8" draw:layer="layout" svg:width="2.779cm" svg:height="0.101cm" svg:x="2.006cm" svg:y="9.655cm" svg:viewBox="0 0 2780 102" draw:points="1391,102 0,102 0,0 2780,0 2780,102">
          <text:p/>
        </draw:polygon>
        <draw:polygon draw:style-name="gr7" draw:text-style-name="P8" draw:layer="layout" svg:width="2.779cm" svg:height="0.1cm" svg:x="2.006cm" svg:y="23.382cm" svg:viewBox="0 0 2780 101" draw:points="1391,101 0,101 0,0 2780,0 2780,101">
          <text:p/>
        </draw:polygon>
        <draw:polygon draw:style-name="gr7" draw:text-style-name="P8" draw:layer="layout" svg:width="2.78cm" svg:height="0.101cm" svg:x="2.112cm" svg:y="4.995cm" svg:viewBox="0 0 2781 102" draw:points="1391,102 0,102 0,0 2781,0 2781,102">
          <text:p/>
        </draw:polygon>
        <draw:polygon draw:style-name="gr7" draw:text-style-name="P8" draw:layer="layout" svg:width="2.778cm" svg:height="0.101cm" svg:x="12.257cm" svg:y="12.022cm" svg:viewBox="0 0 2779 102" draw:points="1391,102 0,102 0,0 2779,0 2779,102">
          <text:p/>
        </draw:polygon>
        <draw:polygon draw:style-name="gr7" draw:text-style-name="P8" draw:layer="layout" svg:width="2.78cm" svg:height="0.101cm" svg:x="12.044cm" svg:y="18.478cm" svg:viewBox="0 0 2781 102" draw:points="1393,102 0,102 0,0 2781,0 2781,102">
          <text:p/>
        </draw:polygon>
        <draw:polygon draw:style-name="gr7" draw:text-style-name="P8" draw:layer="layout" svg:width="2.78cm" svg:height="0.1cm" svg:x="11.9cm" svg:y="22cm" svg:viewBox="0 0 2781 101" draw:points="1393,101 0,101 0,0 2781,0 2781,101">
          <text:p/>
        </draw:polygon>
        <draw:frame draw:style-name="gr4" draw:text-style-name="P5" draw:layer="layout" svg:width="3.105cm" svg:height="0.471cm" svg:x="11.776cm" svg:y="26.053cm">
          <draw:text-box>
            <text:p text:style-name="P2"><text:span text:style-name="T3">Portugues - nativo</text:span></text:p>
          </draw:text-box>
        </draw:frame>
        <draw:frame draw:style-name="gr4" draw:text-style-name="P5" draw:layer="layout" svg:width="3.947cm" svg:height="0.471cm" svg:x="11.822cm" svg:y="26.54cm">
          <draw:text-box>
            <text:p text:style-name="P2"><text:span text:style-name="T3">English - Intermediário</text:span></text:p>
          </draw:text-box>
        </draw:frame>
        <draw:frame draw:style-name="gr4" draw:text-style-name="P5" draw:layer="layout" svg:width="1.882cm" svg:height="0.471cm" svg:x="2.018cm" svg:y="26.3cm">
          <draw:text-box>
            <text:p text:style-name="P2"><text:span text:style-name="T3">TypeScript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-0.5cm" svg:y="0.2cm" svg:viewBox="0 0 21002 29701" draw:points="0,0 21002,0 21002,29701 0,29701">
          <text:p/>
        </draw:polygon>
        <draw:frame draw:style-name="gr2" draw:text-style-name="P3" draw:layer="layout" svg:width="8.752cm" svg:height="0.776cm" svg:x="6.128cm" svg:y="1.853cm">
          <draw:text-box>
            <text:p text:style-name="P2"><text:span text:style-name="T1">LÚCIO JOSÉ CARDOSO CANGANJO</text:span></text:p>
          </draw:text-box>
        </draw:frame>
        <draw:frame draw:style-name="gr2" draw:text-style-name="P3" draw:layer="layout" svg:width="5.675cm" svg:height="0.776cm" svg:x="7.708cm" svg:y="2.657cm">
          <draw:text-box>
            <text:p text:style-name="P2"><text:span text:style-name="T1">Desenvolvedor Full Stack</text:span></text:p>
          </draw:text-box>
        </draw:frame>
        <draw:frame draw:style-name="gr3" draw:text-style-name="P4" draw:layer="layout" svg:width="14.057cm" svg:height="0.39cm" svg:x="2.004cm" svg:y="4.378cm">
          <draw:text-box>
            <text:p text:style-name="P2"><text:span text:style-name="T2">PERSONAL INFORMATION <text:s text:c="45"/>WORK EXPERIENCE</text:span></text:p>
          </draw:text-box>
        </draw:frame>
        <draw:frame draw:style-name="gr3" draw:text-style-name="P4" draw:layer="layout" svg:width="10.678cm" svg:height="0.39cm" svg:x="2.004cm" svg:y="4.805cm">
          <draw:text-box>
            <text:p text:style-name="P2"><text:span text:style-name="T2"><text:s text:c="97"/></text:span></text:p>
          </draw:text-box>
        </draw:frame>
        <draw:frame draw:style-name="gr4" draw:text-style-name="P5" draw:layer="layout" svg:width="17.24cm" svg:height="0.471cm" svg:x="2.004cm" svg:y="5.631cm">
          <draw:text-box>
            <text:p text:style-name="P2"><text:span text:style-name="T3">Motivated programmer, passionate about <text:s text:c="31"/>I belong to the developers </text:span><text:span text:style-name="T3">backEnd team</text:span></text:p>
          </draw:text-box>
        </draw:frame>
        <draw:frame draw:style-name="gr4" draw:text-style-name="P5" draw:layer="layout" svg:width="16.88cm" svg:height="0.471cm" svg:x="2.004cm" svg:y="6.118cm">
          <draw:text-box>
            <text:p text:style-name="P2"><text:span text:style-name="T3">technologies, of Angolan nationality, <text:s text:c="37"/>at <text:s/>Dline-code company during 2 </text:span><text:span text:style-name="T3">years</text:span></text:p>
          </draw:text-box>
        </draw:frame>
        <draw:line draw:style-name="gr5" draw:text-style-name="P6" draw:layer="layout" svg:x1="2.003cm" svg:y1="7.993cm" svg:x2="6.003cm" svg:y2="7.993cm">
          <text:p/>
        </draw:line>
        <draw:frame draw:style-name="gr4" draw:text-style-name="P5" draw:layer="layout" svg:width="12.423cm" svg:height="0.471cm" svg:x="2.004cm" svg:y="6.604cm">
          <draw:text-box>
            <text:p text:style-name="P2"><text:span text:style-name="T3">currently residing in: Luanda/viana <text:s text:c="40"/>| 2021-2023.</text:span></text:p>
          </draw:text-box>
        </draw:frame>
        <draw:frame draw:style-name="gr4" draw:text-style-name="P5" draw:layer="layout" svg:width="11.017cm" svg:height="0.471cm" svg:x="2.004cm" svg:y="7.091cm">
          <draw:text-box>
            <text:p text:style-name="P2"><text:span text:style-name="T3">contact: +225 941 378 131, e-mail_ <text:s text:c="46"/></text:span></text:p>
          </draw:text-box>
        </draw:frame>
        <draw:frame draw:style-name="gr4" draw:text-style-name="P5" draw:layer="layout" svg:width="17.553cm" svg:height="0.471cm" svg:x="2.004cm" svg:y="7.578cm">
          <draw:text-box>
            <text:p text:style-name="P2"><text:span text:style-name="T7">cangadev7@gmail.com</text:span><text:span text:style-name="T3"> <text:s text:c="58"/>I gave training in “Html5-css3” at </text:span><text:span text:style-name="T3">the dline</text:span></text:p>
          </draw:text-box>
        </draw:frame>
        <draw:frame draw:style-name="gr4" draw:text-style-name="P5" draw:layer="layout" svg:width="16.474cm" svg:height="0.471cm" svg:x="2.004cm" svg:y="8.065cm">
          <draw:text-box>
            <text:p text:style-name="P2"><text:span text:style-name="T3"><text:s text:c="97"/></text:span><text:span text:style-name="T3">code academy during <text:s/>2 years |</text:span><text:span text:style-name="T3">2021-</text:span></text:p>
          </draw:text-box>
        </draw:frame>
        <draw:frame draw:style-name="gr4" draw:text-style-name="P5" draw:layer="layout" svg:width="11.115cm" svg:height="0.471cm" svg:x="2.004cm" svg:y="8.552cm">
          <draw:text-box>
            <text:p text:style-name="P2"><text:span text:style-name="T3"><text:s text:c="97"/></text:span><text:span text:style-name="T3">2023</text:span></text:p>
          </draw:text-box>
        </draw:frame>
        <draw:frame draw:style-name="gr3" draw:text-style-name="P4" draw:layer="layout" svg:width="2.352cm" svg:height="0.39cm" svg:x="2.004cm" svg:y="9.067cm">
          <draw:text-box>
            <text:p text:style-name="P2"><text:span text:style-name="T2">EDUCATION</text:span></text:p>
          </draw:text-box>
        </draw:frame>
        <draw:frame draw:style-name="gr3" draw:text-style-name="P4" draw:layer="layout" svg:width="10.458cm" svg:height="0.39cm" svg:x="2.004cm" svg:y="9.529cm">
          <draw:text-box>
            <text:p text:style-name="P2"><text:span text:style-name="T2"><text:s text:c="95"/></text:span></text:p>
          </draw:text-box>
        </draw:frame>
        <draw:frame draw:style-name="gr3" draw:text-style-name="P4" draw:layer="layout" svg:width="6.543cm" svg:height="0.517cm" svg:x="12.256cm" svg:y="9.447cm">
          <draw:text-box>
            <text:p text:style-name="P2"><text:span text:style-name="T5">I participated in a freelance team to</text:span></text:p>
          </draw:text-box>
        </draw:frame>
        <draw:frame draw:style-name="gr4" draw:text-style-name="P5" draw:layer="layout" svg:width="15.716cm" svg:height="0.471cm" svg:x="2.004cm" svg:y="9.981cm">
          <draw:text-box>
            <text:p text:style-name="P2"><text:span text:style-name="T3"><text:s text:c="97"/></text:span><text:span text:style-name="T3">carrying out web projects | 2023</text:span></text:p>
          </draw:text-box>
        </draw:frame>
        <draw:frame draw:style-name="gr3" draw:text-style-name="P4" draw:layer="layout" svg:width="5.924cm" svg:height="0.39cm" svg:x="2.004cm" svg:y="10.496cm">
          <draw:text-box>
            <text:p text:style-name="P2"><text:span text:style-name="T2">Luanda Industrial High Institute</text:span></text:p>
          </draw:text-box>
        </draw:frame>
        <draw:frame draw:style-name="gr4" draw:text-style-name="P5" draw:layer="layout" svg:width="8.896cm" svg:height="0.471cm" svg:x="2.004cm" svg:y="11.321cm">
          <draw:text-box>
            <text:p text:style-name="P2"><text:span text:style-name="T3">TI systems management technician <text:s text:c="11"/>|2018 <text:s text:c="6"/></text:span></text:p>
          </draw:text-box>
        </draw:frame>
        <draw:frame draw:style-name="gr3" draw:text-style-name="P4" draw:layer="layout" svg:width="3.706cm" svg:height="0.39cm" svg:x="12.234cm" svg:y="11.395cm">
          <draw:text-box>
            <text:p text:style-name="P2"><text:span text:style-name="T2">PROJECTS DONE <text:s text:c="2"/></text:span></text:p>
          </draw:text-box>
        </draw:frame>
        <draw:frame draw:style-name="gr4" draw:text-style-name="P5" draw:layer="layout" svg:width="8.236cm" svg:height="0.471cm" svg:x="2.004cm" svg:y="11.808cm">
          <draw:text-box>
            <text:p text:style-name="P2"><text:span text:style-name="T3"><text:s text:c="68"/></text:span><text:span text:style-name="T3">| 2022</text:span></text:p>
          </draw:text-box>
        </draw:frame>
        <draw:frame draw:style-name="gr3" draw:text-style-name="P4" draw:layer="layout" svg:width="10.145cm" svg:height="0.39cm" svg:x="2.004cm" svg:y="12.856cm">
          <draw:text-box>
            <text:p text:style-name="P2"><text:span text:style-name="T2">Academy Dline-code <text:s text:c="56"/></text:span></text:p>
          </draw:text-box>
        </draw:frame>
        <draw:frame draw:style-name="gr4" draw:text-style-name="P5" draw:layer="layout" svg:width="7.326cm" svg:height="0.471cm" svg:x="12.121cm" svg:y="12.782cm">
          <draw:text-box>
            <text:p text:style-name="P2"><text:span text:style-name="T3">Web platform for information management</text:span></text:p>
          </draw:text-box>
        </draw:frame>
        <draw:frame draw:style-name="gr3" draw:text-style-name="P4" draw:layer="layout" svg:width="10.348cm" svg:height="0.39cm" svg:x="2.004cm" svg:y="13.343cm">
          <draw:text-box>
            <text:p text:style-name="P2"><text:span text:style-name="T2"><text:s text:c="94"/></text:span></text:p>
          </draw:text-box>
        </draw:frame>
        <draw:frame draw:style-name="gr4" draw:text-style-name="P5" draw:layer="layout" svg:width="8.515cm" svg:height="0.471cm" svg:x="12.146cm" svg:y="13.268cm">
          <draw:text-box>
            <text:p text:style-name="P2"><text:span text:style-name="T3">of condominium and allow apartment reservations</text:span></text:p>
          </draw:text-box>
        </draw:frame>
        <draw:frame draw:style-name="gr4" draw:text-style-name="P5" draw:layer="layout" svg:width="7.63cm" svg:height="0.471cm" svg:x="2.004cm" svg:y="13.755cm">
          <draw:text-box>
            <text:p text:style-name="P2"><text:span text:style-name="T3">Programming “FrontEnd – BackEnd”| 2020 <text:s/></text:span></text:p>
          </draw:text-box>
        </draw:frame>
        <draw:frame draw:style-name="gr3" draw:text-style-name="P4" draw:layer="layout" svg:width="2.534cm" svg:height="0.39cm" svg:x="9.543cm" svg:y="13.829cm">
          <draw:text-box>
            <text:p text:style-name="P2"><text:span text:style-name="T6"><text:s text:c="26"/></text:span></text:p>
          </draw:text-box>
        </draw:frame>
        <draw:frame draw:style-name="gr4" draw:text-style-name="P5" draw:layer="layout" svg:width="18.592cm" svg:height="0.471cm" svg:x="2.004cm" svg:y="14.242cm">
          <draw:text-box>
            <text:p text:style-name="P2"><text:span text:style-name="T3"><text:s text:c="33"/></text:span><text:span text:style-name="T3">ReactJs - NodeJs| 2021 <text:s text:c="24"/>Link: </text:span><text:span text:style-name="T4">https://github.com/cangadev/c_goldenFront</text:span><text:span text:style-name="T3"> </text:span></text:p>
          </draw:text-box>
        </draw:frame>
        <draw:frame draw:style-name="gr3" draw:text-style-name="P4" draw:layer="layout" svg:width="10.149cm" svg:height="0.39cm" svg:x="2.004cm" svg:y="15.29cm">
          <draw:text-box>
            <text:p text:style-name="P2"><text:span text:style-name="T2">Digital inovation-one <text:s text:c="56"/></text:span></text:p>
          </draw:text-box>
        </draw:frame>
        <draw:frame draw:style-name="gr4" draw:text-style-name="P5" draw:layer="layout" svg:width="6.458cm" svg:height="0.471cm" svg:x="12.016cm" svg:y="15.216cm">
          <draw:text-box>
            <text:p text:style-name="P2"><text:span text:style-name="T3">Web platform to sell several products </text:span></text:p>
          </draw:text-box>
        </draw:frame>
        <draw:frame draw:style-name="gr3" draw:text-style-name="P4" draw:layer="layout" svg:width="0.387cm" svg:height="0.39cm" svg:x="18.824cm" svg:y="15.2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0.238cm" svg:height="0.39cm" svg:x="2.004cm" svg:y="15.777cm">
          <draw:text-box>
            <text:p text:style-name="P2"><text:span text:style-name="T2"><text:s text:c="93"/></text:span></text:p>
          </draw:text-box>
        </draw:frame>
        <draw:frame draw:style-name="gr4" draw:text-style-name="P5" draw:layer="layout" svg:width="2.389cm" svg:height="0.471cm" svg:x="12.04cm" svg:y="15.703cm">
          <draw:text-box>
            <text:p text:style-name="P2"><text:span text:style-name="T3">“</text:span><text:span text:style-name="T3">Ecommerce”</text:span></text:p>
          </draw:text-box>
        </draw:frame>
        <draw:frame draw:style-name="gr4" draw:text-style-name="P5" draw:layer="layout" svg:width="11.013cm" svg:height="0.471cm" svg:x="2.004cm" svg:y="16.189cm">
          <draw:text-box>
            <text:p text:style-name="P2"><text:span text:style-name="T3">Git-Github| 2021 <text:s text:c="67"/>Link:</text:span></text:p>
          </draw:text-box>
        </draw:frame>
        <draw:frame draw:style-name="gr4" draw:text-style-name="P5" draw:layer="layout" svg:width="2.8cm" svg:height="0.471cm" svg:x="2.004cm" svg:y="17.163cm">
          <draw:text-box>
            <text:p text:style-name="P2"><text:span text:style-name="T3">JavaScript| 2022</text:span></text:p>
          </draw:text-box>
        </draw:frame>
        <draw:frame draw:style-name="gr4" draw:text-style-name="P5" draw:layer="layout" svg:width="10.056cm" svg:height="0.471cm" svg:x="2.004cm" svg:y="17.65cm">
          <draw:text-box>
            <text:p text:style-name="P2"><text:span text:style-name="T3"><text:s text:c="95"/></text:span></text:p>
          </draw:text-box>
        </draw:frame>
        <draw:frame draw:style-name="gr3" draw:text-style-name="P4" draw:layer="layout" svg:width="1.772cm" svg:height="0.39cm" svg:x="12.058cm" svg:y="17.724cm">
          <draw:text-box>
            <text:p text:style-name="P2"><text:span text:style-name="T2">REVIEW <text:s/></text:span></text:p>
          </draw:text-box>
        </draw:frame>
        <draw:frame draw:style-name="gr3" draw:text-style-name="P4" draw:layer="layout" svg:width="1.192cm" svg:height="0.39cm" svg:x="2.004cm" svg:y="18.165cm">
          <draw:text-box>
            <text:p text:style-name="P2"><text:span text:style-name="T2">Kultivi</text:span></text:p>
          </draw:text-box>
        </draw:frame>
        <draw:frame draw:style-name="gr4" draw:text-style-name="P5" draw:layer="layout" svg:width="17.016cm" svg:height="0.471cm" svg:x="2.004cm" svg:y="18.991cm">
          <draw:text-box>
            <text:p text:style-name="P2"><text:span text:style-name="T3">Time management and productivity| 2022 <text:s text:c="27"/>The focus is to bring benefits and </text:span><text:span text:style-name="T3">growth</text:span></text:p>
          </draw:text-box>
        </draw:frame>
        <draw:frame draw:style-name="gr4" draw:text-style-name="P5" draw:layer="layout" svg:width="16.343cm" svg:height="0.471cm" svg:x="2.004cm" svg:y="19.477cm">
          <draw:text-box>
            <text:p text:style-name="P2"><text:span text:style-name="T3"><text:s text:c="95"/></text:span><text:span text:style-name="T3">for the company, also improving </text:span><text:span text:style-name="T3">my </text:span></text:p>
          </draw:text-box>
        </draw:frame>
        <draw:frame draw:style-name="gr4" draw:text-style-name="P5" draw:layer="layout" svg:width="13.341cm" svg:height="0.471cm" svg:x="2.004cm" svg:y="19.964cm">
          <draw:text-box>
            <text:p text:style-name="P2"><text:span text:style-name="T3">English| 2022 <text:s text:c="72"/>professional skills .</text:span></text:p>
          </draw:text-box>
        </draw:frame>
        <draw:frame draw:style-name="gr3" draw:text-style-name="P4" draw:layer="layout" svg:width="1.323cm" svg:height="0.39cm" svg:x="2.004cm" svg:y="20.906cm">
          <draw:text-box>
            <text:p text:style-name="P2"><text:span text:style-name="T2">Udemy</text:span></text:p>
          </draw:text-box>
        </draw:frame>
        <draw:frame draw:style-name="gr3" draw:text-style-name="P4" draw:layer="layout" svg:width="12.888cm" svg:height="0.39cm" svg:x="2.004cm" svg:y="21.333cm">
          <draw:text-box>
            <text:p text:style-name="P2"><text:span text:style-name="T2"><text:s text:c="90"/></text:span><text:span text:style-name="T2">SOCIAL <text:s/>MEDIA</text:span></text:p>
          </draw:text-box>
        </draw:frame>
        <draw:frame draw:style-name="gr4" draw:text-style-name="P5" draw:layer="layout" svg:width="2.284cm" svg:height="0.471cm" svg:x="2.004cm" svg:y="21.732cm">
          <draw:text-box>
            <text:p text:style-name="P2"><text:span text:style-name="T3">NodeJs| 2023</text:span></text:p>
          </draw:text-box>
        </draw:frame>
        <draw:frame draw:style-name="gr3" draw:text-style-name="P4" draw:layer="layout" svg:width="10.12cm" svg:height="0.39cm" svg:x="2.004cm" svg:y="22.779cm">
          <draw:text-box>
            <text:p text:style-name="P2"><text:span text:style-name="T2">SKILLS <text:s text:c="78"/></text:span></text:p>
          </draw:text-box>
        </draw:frame>
        <draw:frame draw:style-name="gr4" draw:text-style-name="P5" draw:layer="layout" svg:width="5.277cm" svg:height="0.471cm" svg:x="11.942cm" svg:y="22.705cm">
          <draw:text-box>
            <text:p text:style-name="P2"><text:span text:style-name="T3">Gmail: cangadev7@gmail.com</text:span></text:p>
          </draw:text-box>
        </draw:frame>
        <draw:frame draw:style-name="gr3" draw:text-style-name="P4" draw:layer="layout" svg:width="3.084cm" svg:height="0.39cm" svg:x="2.004cm" svg:y="23.22cm">
          <draw:text-box>
            <text:p text:style-name="P2"><text:span text:style-name="T2"><text:s text:c="28"/></text:span></text:p>
          </draw:text-box>
        </draw:frame>
        <draw:frame draw:style-name="gr3" draw:text-style-name="P4" draw:layer="layout" svg:width="10.018cm" svg:height="0.39cm" svg:x="2.004cm" svg:y="23.693cm">
          <draw:text-box>
            <text:p text:style-name="P2"><text:span text:style-name="T2"><text:s text:c="91"/></text:span></text:p>
          </draw:text-box>
        </draw:frame>
        <draw:frame draw:style-name="gr4" draw:text-style-name="P5" draw:layer="layout" svg:width="3.088cm" svg:height="0.471cm" svg:x="11.822cm" svg:y="23.619cm">
          <draw:text-box>
            <text:p text:style-name="P2"><text:span text:style-name="T3">GitHub: cangadev</text:span></text:p>
          </draw:text-box>
        </draw:frame>
        <draw:frame draw:style-name="gr3" draw:text-style-name="P4" draw:layer="layout" svg:width="0.387cm" svg:height="0.39cm" svg:x="15.208cm" svg:y="23.693cm">
          <draw:text-box>
            <text:p text:style-name="P2"><text:span text:style-name="T2"><text:s text:c="2"/></text:span></text:p>
          </draw:text-box>
        </draw:frame>
        <draw:frame draw:style-name="gr4" draw:text-style-name="P5" draw:layer="layout" svg:width="3.228cm" svg:height="0.471cm" svg:x="2.004cm" svg:y="24.106cm">
          <draw:text-box>
            <text:p text:style-name="P2"><text:span text:style-name="T3">Html5 <text:s text:c="7"/>| Scrum</text:span></text:p>
          </draw:text-box>
        </draw:frame>
        <draw:frame draw:style-name="gr4" draw:text-style-name="P5" draw:layer="layout" svg:width="3.986cm" svg:height="0.471cm" svg:x="2.004cm" svg:y="24.575cm">
          <draw:text-box>
            <text:p text:style-name="P2"><text:span text:style-name="T3">CSS3 <text:s text:c="8"/>|Git - github</text:span></text:p>
          </draw:text-box>
        </draw:frame>
        <draw:frame draw:style-name="gr3" draw:text-style-name="P4" draw:layer="layout" svg:width="0.387cm" svg:height="0.39cm" svg:x="4.403cm" svg:y="24.1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2.694cm" svg:height="0.471cm" svg:x="2cm" svg:y="25.199cm">
          <draw:text-box>
            <text:p text:style-name="P2"><text:span text:style-name="T3">JavaScript | Jest</text:span></text:p>
          </draw:text-box>
        </draw:frame>
        <draw:frame draw:style-name="gr4" draw:text-style-name="P5" draw:layer="layout" svg:width="5.226cm" svg:height="0.471cm" svg:x="11.86cm" svg:y="24.593cm">
          <draw:text-box>
            <text:p text:style-name="P2"><text:span text:style-name="T3">LinkedIn: lucio-jose-7c2002c7</text:span></text:p>
          </draw:text-box>
        </draw:frame>
        <draw:frame draw:style-name="gr3" draw:text-style-name="P4" draw:layer="layout" svg:width="0.387cm" svg:height="0.39cm" svg:x="15.741cm" svg:y="24.667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887cm" svg:height="0.471cm" svg:x="2.113cm" svg:y="26.501cm">
          <draw:text-box>
            <text:p text:style-name="P2"><text:span text:style-name="T3">PHP </text:span></text:p>
          </draw:text-box>
        </draw:frame>
        <draw:frame draw:style-name="gr3" draw:text-style-name="P4" draw:layer="layout" svg:width="1.103cm" svg:height="0.39cm" svg:x="2.78cm" svg:y="25.154cm">
          <draw:text-box>
            <text:p text:style-name="P2"><text:span text:style-name="T2"><text:s text:c="10"/></text:span></text:p>
          </draw:text-box>
        </draw:frame>
        <draw:frame draw:style-name="gr4" draw:text-style-name="P5" draw:layer="layout" svg:width="9.819cm" svg:height="0.471cm" svg:x="2.099cm" svg:y="26.9cm">
          <draw:text-box>
            <text:p text:style-name="P2"><text:span text:style-name="T3">Reactjs <text:s text:c="80"/></text:span></text:p>
          </draw:text-box>
        </draw:frame>
        <draw:frame draw:style-name="gr3" draw:text-style-name="P4" draw:layer="layout" svg:width="2.5cm" svg:height="0.39cm" svg:x="11.822cm" svg:y="25.64cm">
          <draw:text-box>
            <text:p text:style-name="P2"><text:span text:style-name="T2">LANGUAGES</text:span></text:p>
          </draw:text-box>
        </draw:frame>
        <draw:frame draw:style-name="gr4" draw:text-style-name="P5" draw:layer="layout" svg:width="1.247cm" svg:height="0.471cm" svg:x="2cm" svg:y="27.401cm">
          <draw:text-box>
            <text:p text:style-name="P2"><text:span text:style-name="T3">NodeJs</text:span></text:p>
          </draw:text-box>
        </draw:frame>
        <draw:frame draw:style-name="gr4" draw:text-style-name="P5" draw:layer="layout" svg:width="3.105cm" svg:height="0.471cm" svg:x="11.776cm" svg:y="26.053cm">
          <draw:text-box>
            <text:p text:style-name="P2"><text:span text:style-name="T3">Portugues - nativo</text:span></text:p>
          </draw:text-box>
        </draw:frame>
        <draw:polygon draw:style-name="gr7" draw:text-style-name="P8" draw:layer="layout" svg:width="2.783cm" svg:height="0.103cm" svg:x="12.376cm" svg:y="4.977cm" svg:viewBox="0 0 2784 104" draw:points="1393,104 0,104 0,0 2784,0 2784,104">
          <text:p/>
        </draw:polygon>
        <draw:polygon draw:style-name="gr7" draw:text-style-name="P8" draw:layer="layout" svg:width="2.779cm" svg:height="0.101cm" svg:x="2.006cm" svg:y="9.655cm" svg:viewBox="0 0 2780 102" draw:points="1391,102 0,102 0,0 2780,0 2780,102">
          <text:p/>
        </draw:polygon>
        <draw:polygon draw:style-name="gr7" draw:text-style-name="P8" draw:layer="layout" svg:width="2.779cm" svg:height="0.1cm" svg:x="2.006cm" svg:y="23.382cm" svg:viewBox="0 0 2780 101" draw:points="1391,101 0,101 0,0 2780,0 2780,101">
          <text:p/>
        </draw:polygon>
        <draw:polygon draw:style-name="gr7" draw:text-style-name="P8" draw:layer="layout" svg:width="2.78cm" svg:height="0.101cm" svg:x="2.112cm" svg:y="4.995cm" svg:viewBox="0 0 2781 102" draw:points="1391,102 0,102 0,0 2781,0 2781,102">
          <text:p/>
        </draw:polygon>
        <draw:polygon draw:style-name="gr7" draw:text-style-name="P8" draw:layer="layout" svg:width="2.778cm" svg:height="0.101cm" svg:x="12.257cm" svg:y="12.022cm" svg:viewBox="0 0 2779 102" draw:points="1391,102 0,102 0,0 2779,0 2779,102">
          <text:p/>
        </draw:polygon>
        <draw:polygon draw:style-name="gr7" draw:text-style-name="P8" draw:layer="layout" svg:width="2.78cm" svg:height="0.101cm" svg:x="12.044cm" svg:y="18.478cm" svg:viewBox="0 0 2781 102" draw:points="1393,102 0,102 0,0 2781,0 2781,102">
          <text:p/>
        </draw:polygon>
        <draw:polygon draw:style-name="gr7" draw:text-style-name="P8" draw:layer="layout" svg:width="2.78cm" svg:height="0.1cm" svg:x="11.9cm" svg:y="22cm" svg:viewBox="0 0 2781 101" draw:points="1393,101 0,101 0,0 2781,0 2781,101">
          <text:p/>
        </draw:polygon>
        <draw:frame draw:style-name="gr3" draw:text-style-name="P4" draw:layer="layout" svg:width="10.018cm" svg:height="0.39cm" svg:x="2.801cm" svg:y="27.313cm">
          <draw:text-box>
            <text:p text:style-name="P2"><text:span text:style-name="T2"><text:s text:c="91"/></text:span></text:p>
          </draw:text-box>
        </draw:frame>
        <draw:frame draw:style-name="gr4" draw:text-style-name="P5" draw:layer="layout" svg:width="3.947cm" svg:height="0.471cm" svg:x="11.822cm" svg:y="26.54cm">
          <draw:text-box>
            <text:p text:style-name="P2"><text:span text:style-name="T3">English - Intermediário</text:span></text:p>
          </draw:text-box>
        </draw:frame>
        <draw:frame draw:style-name="gr4" draw:text-style-name="P5" draw:layer="layout" svg:width="1.882cm" svg:height="0.471cm" svg:x="1.923cm" svg:y="25.827cm">
          <draw:text-box>
            <text:p text:style-name="P2"><text:span text:style-name="T3">TypeScript</text:span></text:p>
          </draw:text-box>
        </draw:frame>
        <draw:frame draw:style-name="gr4" draw:text-style-name="P5" draw:layer="layout" svg:width="1.297cm" svg:height="0.471cm" svg:x="0.885cm" svg:y="0.501cm">
          <draw:text-box>
            <text:p text:style-name="P2"><text:span text:style-name="T3">Englis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Abyssinica SIL1" svg:font-family="'Abyssinica SIL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wasdee" svg:font-family="Sawasdee" style:font-pitch="variable"/>
    <style:font-face style:name="Sawasdee1" svg:font-family="Sawasde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7T18:29:41.678142875</dc:date>
    <meta:editing-duration>PT4M9S</meta:editing-duration>
    <meta:editing-cycles>1</meta:editing-cycles>
    <meta:document-statistic meta:object-count="148"/>
    <meta:generator>LibreOffice/7.5.9.2$Linux_X86_64 LibreOffice_project/50$Build-2</meta:generator>
  </office:meta>
</office:document-meta>
</file>